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A80000038248385F947CBD2786.png" manifest:media-type="image/png"/>
  <manifest:file-entry manifest:full-path="Pictures/10000201000004AE000003823C49E68252A0CEF8.png" manifest:media-type="image/png"/>
  <manifest:file-entry manifest:full-path="Pictures/10000201000004A900000381CBB1FAA0D2AA156A.png" manifest:media-type="image/png"/>
  <manifest:file-entry manifest:full-path="Pictures/10000201000004AA0000037E282839B766A8B06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062cm" svg:height="6.193cm" svg:x="2.6cm" svg:y="1cm">
          <draw:image xlink:href="Pictures/10000201000004AE000003823C49E68252A0CEF8.png" xlink:type="simple" xlink:show="embed" xlink:actuate="onLoad" loext:mime-type="image/png">
            <text:p/>
          </draw:image>
        </draw:frame>
        <draw:frame draw:style-name="gr1" draw:text-style-name="P1" draw:layer="layout" svg:width="8.003cm" svg:height="5.993cm" svg:x="17.2cm" svg:y="1.007cm">
          <draw:image xlink:href="Pictures/10000201000004AA0000037E282839B766A8B061.png" xlink:type="simple" xlink:show="embed" xlink:actuate="onLoad" loext:mime-type="image/png">
            <text:p/>
          </draw:image>
        </draw:frame>
        <draw:frame draw:style-name="gr1" draw:text-style-name="P1" draw:layer="layout" svg:width="7.8cm" svg:height="5.877cm" svg:x="2.8cm" svg:y="8.723cm">
          <draw:image xlink:href="Pictures/10000201000004A80000038248385F947CBD2786.png" xlink:type="simple" xlink:show="embed" xlink:actuate="onLoad" loext:mime-type="image/png">
            <text:p/>
          </draw:image>
        </draw:frame>
        <draw:frame draw:style-name="gr1" draw:text-style-name="P1" draw:layer="layout" svg:width="7.83cm" svg:height="5.887cm" svg:x="17.6cm" svg:y="8.6cm">
          <draw:image xlink:href="Pictures/10000201000004A900000381CBB1FAA0D2AA156A.png" xlink:type="simple" xlink:show="embed" xlink:actuate="onLoad" loext:mime-type="image/png">
            <text:p/>
          </draw:image>
        </draw:frame>
        <draw:frame draw:style-name="gr2" draw:text-style-name="P2" draw:layer="layout" svg:width="7.4cm" svg:height="0.662cm" svg:x="3cm" svg:y="0.2cm">
          <draw:text-box>
            <text:p><text:span text:style-name="T1">Benguela current</text:span></text:p>
          </draw:text-box>
        </draw:frame>
        <draw:frame draw:style-name="gr2" draw:text-style-name="P2" draw:layer="layout" svg:width="7.4cm" svg:height="0.662cm" svg:x="17.4cm" svg:y="0.138cm">
          <draw:text-box>
            <text:p><text:span text:style-name="T1">Humboldt current</text:span></text:p>
          </draw:text-box>
        </draw:frame>
        <draw:frame draw:style-name="gr2" draw:text-style-name="P2" draw:layer="layout" svg:width="7.4cm" svg:height="0.662cm" svg:x="3cm" svg:y="7.8cm">
          <draw:text-box>
            <text:p><text:span text:style-name="T1">Canary current</text:span></text:p>
          </draw:text-box>
        </draw:frame>
        <draw:frame draw:style-name="gr2" draw:text-style-name="P2" draw:layer="layout" svg:width="7.4cm" svg:height="0.662cm" svg:x="17.8cm" svg:y="7.738cm">
          <draw:text-box>
            <text:p><text:span text:style-name="T1">California curr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5T08:47:46.241147667</meta:creation-date>
    <dc:date>2020-03-25T09:34:43.567646947</dc:date>
    <meta:editing-duration>PT13M42S</meta:editing-duration>
    <meta:editing-cycles>2</meta:editing-cycles>
    <meta:generator>LibreOffice/6.3.3.2$Linux_X86_64 LibreOffice_project/30$Build-2</meta:generator>
    <meta:document-statistic meta:object-count="31"/>
  </office:meta>
</office:document-meta>
</file>